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title">
      <style:graphic-properties fo:min-height="3.18cm"/>
    </style:style>
    <style:style style:name="pr5" style:family="presentation" style:parent-style-name="UPF-master-outline1">
      <style:graphic-properties fo:min-height="10.799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text-align="start" style:font-independent-line-spacing="true"/>
      <style:text-properties style:font-name="Arial1" fo:font-size="18pt"/>
    </style:style>
    <style:style style:name="P6" style:family="paragraph">
      <style:text-properties fo:font-size="20pt" style:font-size-asian="20pt" style:font-size-complex="20pt"/>
    </style:style>
    <style:style style:name="P7" style:family="paragraph">
      <style:paragraph-properties fo:text-align="start" style:font-independent-line-spacing="true"/>
      <style:text-properties fo:font-size="32pt" style:font-size-asian="32pt" style:font-size-complex="32pt"/>
    </style:style>
    <style:style style:name="P8" style:family="paragraph">
      <style:text-properties fo:font-size="24pt" style:font-size-asian="24pt" style:font-size-complex="24pt"/>
    </style:style>
    <style:style style:name="P9"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0"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1"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T1" style:family="text">
      <style:text-properties style:font-name="Arial1" fo:font-size="48pt" style:font-size-asian="48pt" style:font-size-complex="48pt"/>
    </style:style>
    <style:style style:name="T2" style:family="text">
      <style:text-properties fo:color="#000000" style:text-line-through-styl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font-name="Arial1" fo:font-size="24pt" fo:letter-spacing="normal" fo:font-style="normal" style:text-underline-style="none" fo:font-weight="normal" style:font-name-asian="AR PL ShanHeiSun Uni2" style:font-size-asian="24pt" style:font-style-asian="normal" style:font-weight-asian="normal" style:font-name-complex="AR PL ShanHeiSun Uni2" style:font-size-complex="24pt" style:font-style-complex="normal" style:font-weight-complex="normal"/>
    </style:style>
    <style:style style:name="T4" style:family="text">
      <style:text-properties fo:font-size="20pt" style:font-size-asian="20pt" style:font-size-complex="20pt"/>
    </style:style>
    <style:style style:name="T5" style:family="text">
      <style:text-properties style:font-name="Arial1"/>
    </style:style>
    <style:style style:name="T6" style:family="text">
      <style:text-properties style:font-name="Arial1" fo:font-size="32pt" style:font-size-asian="32pt" style:font-size-complex="32pt"/>
    </style:style>
    <style:style style:name="T7" style:family="text">
      <style:text-properties style:use-window-font-color="true" style:text-outline="false" style:text-line-through-style="none" style:font-name="Arial1" fo:font-size="39.5pt" fo:font-style="normal" fo:text-shadow="none" style:text-underline-style="none" fo:font-weight="normal" style:letter-kerning="true" style:font-name-asian="Arial" style:font-size-asian="39.5pt" style:font-style-asian="normal" style:font-weight-asian="normal" style:font-name-complex="Arial" style:font-size-complex="39.5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1" fo:font-size="39.9000015258789pt" fo:font-style="normal" fo:text-shadow="none" style:text-underline-style="none" fo:font-weight="normal" style:letter-kerning="true" style:font-name-asian="SimSun" style:font-size-asian="44pt" style:font-style-asian="normal" style:font-weight-asian="normal" style:font-name-complex="Lucida Sans2" style:font-size-complex="44pt" style:font-style-complex="normal" style:font-weight-complex="normal" style:text-emphasize="none" style:font-relief="none" style:text-overline-style="none" style:text-overline-color="font-color"/>
    </style:style>
    <style:style style:name="T9" style:family="text">
      <style:text-properties style:font-name="Arial1" fo:font-size="28pt" style:font-size-asian="28pt" style:font-size-complex="28pt"/>
    </style:style>
    <style:style style:name="T10" style:family="text">
      <style:text-properties style:use-window-font-color="true" style:text-outline="false" style:text-line-through-style="none" style:font-name="Arial1" fo:font-size="24pt"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draw:frame draw:name="Rectangle 1" presentation:style-name="pr1" draw:text-style-name="P2" draw:layer="layout" svg:width="22.606cm" svg:height="5.864cm" svg:x="1.27cm" svg:y="4.55cm" presentation:class="title" presentation:user-transformed="true">
          <draw:text-box>
            <text:p text:style-name="P1"><text:span text:style-name="T1">Audio Signal Processing for Music Applications: </text:span><text:span text:style-name="T1"><text:line-break/></text:span><text:span text:style-name="T1">Course Outline</text:span></text:p>
          </draw:text-box>
        </draw:frame>
        <draw:custom-shape draw:name="Text Box 2" draw:style-name="gr1" draw:text-style-name="P5" draw:layer="layout" svg:width="15.451cm" svg:height="3.968cm" svg:x="5.715cm" svg:y="12.7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 text:style-name="P6"><text:span text:style-name="T4">Welcome again to the course on Audio Signal Processing for Music Applications!!</text:span></text:p>
              <text:p text:style-name="P6"><text:span text:style-name="T4"/></text:p>
              <text:p text:style-name="P6"><text:span text:style-name="T4">In the previous theory lecture I gave an overview of the field of audio signal processing as an introduction and motivation to the course.</text:span></text:p>
              <text:p text:style-name="P6"><text:span text:style-name="T4"/></text:p>
              <text:p text:style-name="P6"><text:span text:style-name="T4">Now I want to outline the specific topics that we will present in the course, which, eventhough cover a tiny part of the audio signal processing field, I believe they are very relevant to understand many concepts and methods used in audio processing systems, specially the ones for music applications.</text:span></text:p>
              <text:p text:style-name="P6"><text:span text:style-name="T4"/></text:p>
            </draw:text-box>
          </draw:frame>
        </presentation:notes>
      </draw:page>
      <draw:page draw:name="Index" draw:style-name="dp3"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5">Index</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Audio processing based on the Fourier-transform</text:span></text:p>
                <text:list>
                  <text:list-header>
                    <text:p><text:span text:style-name="T6"/></text:p>
                  </text:list-header>
                </text:list>
              </text:list-item>
              <text:list-item>
                <text:p><text:span text:style-name="T6">Applications:</text:span></text:p>
                <text:list>
                  <text:list-item>
                    <text:p><text:span text:style-name="T6">Sound transformations</text:span></text:p>
                  </text:list-item>
                  <text:list-item>
                    <text:p><text:span text:style-name="T6">Sound description</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 text:style-name="P6"><text:span text:style-name="T4">Our core topics will revolve around Fourier-based signal processing techniques and on using them to analyze and synthesize all kinds of sounds.</text:span></text:p>
              <text:p text:style-name="P6"><text:span text:style-name="T4"/></text:p>
              <text:p text:style-name="P6"><text:span text:style-name="T4">These techniques are the basis for many applications, but in this course we will focus on sound transformations and sound description. These applications impact very much the way we will present the different signal processing topics.</text:span></text:p>
              <text:p text:style-name="P6"><text:span text:style-name="T4"/></text:p>
              <text:p text:style-name="P6"><text:span text:style-name="T4">In the theory lectures we focus on a mathematical view of the different topics and in the rest of presentations we will cover the more practical points of view, giving demo lectures and programming lectures.</text:span></text:p>
              <text:p text:style-name="P6"><text:span text:style-name="T4"/></text:p>
            </draw:text-box>
          </draw:frame>
        </presentation:notes>
      </draw:page>
      <draw:page draw:name="page3" draw:style-name="dp3"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7">1.</text:span><text:span text:style-name="T8"><text:tab/></text:span><text:span text:style-name="T8">Introduction</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Introduction to Audio Signal Processing</text:span></text:p>
              </text:list-item>
              <text:list-item>
                <text:p><text:span text:style-name="T6">Course outline</text:span></text:p>
              </text:list-item>
              <text:list-item>
                <text:p><text:span text:style-name="T6">Basic mathematics</text:span></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draw:text-box>
              <text:p text:style-name="P6"><text:span text:style-name="T4">As introduction to the course we have given a context of the audio signal processing field, given an outline of the course and will go over the basic maths that are required to follow the course.</text:span></text:p>
            </draw:text-box>
          </draw:frame>
        </presentation:notes>
      </draw:page>
      <draw:page draw:name="page4" draw:style-name="dp3"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7">2.</text:span><text:span text:style-name="T8"><text:tab/></text:span><text:span text:style-name="T8">Discret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DFT equation</text:span></text:p>
              </text:list-item>
              <text:list-item>
                <text:p><text:span text:style-name="T6">Complex exponentials</text:span></text:p>
              </text:list-item>
              <text:list-item>
                <text:p><text:span text:style-name="T6">Scalar product</text:span></text:p>
              </text:list-item>
              <text:list-item>
                <text:p><text:span text:style-name="T6">DFT of complex sinusoids</text:span></text:p>
              </text:list-item>
              <text:list-item>
                <text:p><text:span text:style-name="T6">DFT of real sinusoids</text:span></text:p>
              </text:list-item>
              <text:list-item>
                <text:p><text:span text:style-name="T6">Inverse-DFT</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 text:style-name="P6"><text:span text:style-name="T4">Then we will start by introducing the Discrete Fourier transform. This transform is the basis for everything and we will try to understand every component of it.</text:span></text:p>
              <text:p text:style-name="P6"><text:span text:style-name="T4"/></text:p>
            </draw:text-box>
          </draw:frame>
        </presentation:notes>
      </draw:page>
      <draw:page draw:name="page5" draw:style-name="dp3"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8">3.</text:span><text:span text:style-name="T8"><text:tab/></text:span><text:span text:style-name="T8">Fourier transform theorems</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Linearity, Shift, Evenness, Convolution</text:span></text:p>
              </text:list-item>
              <text:list-item>
                <text:p><text:span text:style-name="T6">Phase unwrapping, Zero padding</text:span></text:p>
              </text:list-item>
              <text:list-item>
                <text:p><text:span text:style-name="T6">Power &amp; amplitude in dB</text:span></text:p>
              </text:list-item>
              <text:list-item>
                <text:p><text:span text:style-name="T6">Fast Fourier Transform (FFT)</text:span></text:p>
              </text:list-item>
              <text:list-item>
                <text:p><text:span text:style-name="T6">FFT and zero-phase</text:span></text:p>
              </text:list-item>
              <text:list-item>
                <text:p><text:span text:style-name="T6">Analysis/synthesis</text:span></text:p>
                <text:p><text:span text:style-name="T6"/></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 text:style-name="P6"><text:span text:style-name="T4">In order to better understand the DFT we will go over the basic theorems and properties of the Fourier transform.</text:span></text:p>
              <text:p text:style-name="P6"><text:span text:style-name="T4"/></text:p>
            </draw:text-box>
          </draw:frame>
        </presentation:notes>
      </draw:page>
      <draw:page draw:name="page6"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4.</text:span><text:span text:style-name="T8"><text:tab/></text:span><text:span text:style-name="T8">Short-tim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STFT equation</text:span></text:p>
              </text:list-item>
              <text:list-item>
                <text:p><text:span text:style-name="T6">Analysis window</text:span></text:p>
              </text:list-item>
              <text:list-item>
                <text:p><text:span text:style-name="T6">FFT size and Hop size</text:span></text:p>
              </text:list-item>
              <text:list-item>
                <text:p><text:span text:style-name="T6">Time-frequency compromise</text:span></text:p>
              </text:list-item>
              <text:list-item>
                <text:p><text:span text:style-name="T6">Inverse STFT</text:span></text:p>
              </text:list-item>
              <text:list-item>
                <text:p><text:span text:style-name="T6">STFT system</text:span></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draw:text-box>
              <text:p text:style-name="P6"><text:span text:style-name="T4">The Short-time Fourier transform is the first version of the Fourier transform that can be used in real sounds, thus on signals that change in time.</text:span></text:p>
              <text:p text:style-name="P6"><text:span text:style-name="T4"/></text:p>
              <text:p text:style-name="P6"><text:span text:style-name="T4">We will present the first complete analysis/synthesis system of the course.</text:span></text:p>
              <text:p text:style-name="P6"><text:span text:style-name="T4"/></text:p>
            </draw:text-box>
          </draw:frame>
        </presentation:notes>
      </draw:page>
      <draw:page draw:name="page7"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5.</text:span><text:span text:style-name="T8"><text:tab/></text:span><text:span text:style-name="T8">Sinusoidal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Sinusoidal model equation</text:span></text:p>
              </text:list-item>
              <text:list-item>
                <text:p><text:span text:style-name="T6">Sinewaves in a spectrum</text:span></text:p>
              </text:list-item>
              <text:list-item>
                <text:p><text:span text:style-name="T6">Sinewaves as spectral peaks</text:span></text:p>
              </text:list-item>
              <text:list-item>
                <text:p><text:span text:style-name="T6">Time-varying sinewaves in spectrogram</text:span></text:p>
              </text:list-item>
              <text:list-item>
                <text:p><text:span text:style-name="T6">Sinusoidal synthesis</text:span></text:p>
              </text:list-item>
              <text:list-item>
                <text:p><text:span text:style-name="T6">Sinusoidal model system</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64cm" svg:x="2.1cm" svg:y="14.107cm" presentation:class="notes">
            <draw:text-box>
              <text:p text:style-name="P6"><text:span text:style-name="T4">Building on top of the STFT we will present the Sinusoidal model.</text:span></text:p>
              <text:p text:style-name="P6"><text:span text:style-name="T4"/></text:p>
              <text:p text:style-name="P6"><text:span text:style-name="T4"/></text:p>
            </draw:text-box>
          </draw:frame>
        </presentation:notes>
      </draw:page>
      <draw:page draw:name="page8"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7.</text:span><text:span text:style-name="T8"><text:tab/></text:span><text:span text:style-name="T8">Harmonic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Harmonic model equation</text:span></text:p>
              </text:list-item>
              <text:list-item>
                <text:p><text:span text:style-name="T6">Sinusoids-partials-harmonics</text:span></text:p>
              </text:list-item>
              <text:list-item>
                <text:p><text:span text:style-name="T6">Partial and harmonic detection</text:span></text:p>
              </text:list-item>
              <text:list-item>
                <text:p><text:span text:style-name="T6">Harmonic model system</text:span></text:p>
                <text:p><text:span text:style-name="T6"/></text:p>
              </text:list-item>
              <text:list-item>
                <text:p><text:span text:style-name="T6">Fundamental frequency detection</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 text:style-name="P6"><text:span text:style-name="T4">When we assume that a sound is harmonic we can use a Harmonic model, which is a sinusoidal model in which we add the constraints that all the sinusoids are multiple of a fundamental frequency.</text:span></text:p>
              <text:p text:style-name="P6"><text:span text:style-name="T4"/></text:p>
              <text:p text:style-name="P6"><text:span text:style-name="T4"/></text:p>
            </draw:text-box>
          </draw:frame>
        </presentation:notes>
      </draw:page>
      <draw:page draw:name="page9"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8.</text:span><text:span text:style-name="T8"><text:tab/></text:span><text:span text:style-name="T8">Sinusoidal plus residual modeling</text:span></text:p>
          </draw:text-box>
        </draw:frame>
        <draw:frame draw:name="Content Placeholder 2" presentation:style-name="pr3" draw:text-style-name="P7" draw:layer="layout" svg:width="23.622cm" svg:height="12.567cm" svg:x="1.27cm" svg:y="4.458cm" presentation:class="outline" presentation:user-transformed="true">
          <draw:text-box>
            <text:list text:style-name="L4">
              <text:list-item>
                <text:p><text:span text:style-name="T6">Stochastic model</text:span></text:p>
              </text:list-item>
              <text:list-item>
                <text:p><text:span text:style-name="T6">Stochastic model system</text:span></text:p>
              </text:list-item>
              <text:list-item>
                <text:p><text:span text:style-name="T6">Sinusoidal plus residual model</text:span></text:p>
              </text:list-item>
              <text:list-item>
                <text:p><text:span text:style-name="T6">Sinusoidal subtraction</text:span></text:p>
              </text:list-item>
              <text:list-item>
                <text:p><text:span text:style-name="T6">Sinusoidal plus stochastic model</text:span></text:p>
              </text:list-item>
              <text:list-item>
                <text:p><text:span text:style-name="T6">Harmonic plus residual or stochastic system</text:span></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6" draw:layer="layout" svg:width="16.799cm" svg:height="13.364cm" svg:x="2.1cm" svg:y="14.107cm" presentation:class="notes" presentation:user-transformed="true">
            <draw:text-box>
              <text:p text:style-name="P6"><text:span text:style-name="T4">Many sounds can not be well modeled with sinusoids or harmonics, we need to worry about the parts of sounds, attacks, non-linearities, noises, … that are not well modeled with sinusoids. For this we introduce the idea of modeling sounds with sinusoids plus a residual.</text:span></text:p>
              <text:p text:style-name="P6"><text:span text:style-name="T4"/></text:p>
              <text:p text:style-name="P6"><text:span text:style-name="T4"/></text:p>
            </draw:text-box>
          </draw:frame>
        </presentation:notes>
      </draw:page>
      <draw:page draw:name="page10"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9.</text:span><text:span text:style-name="T8"><text:tab/></text:span><text:span text:style-name="T8">Sound transformations</text:span></text:p>
          </draw:text-box>
        </draw:frame>
        <draw:frame draw:name="Content Placeholder 2" presentation:style-name="pr3" draw:text-style-name="P7" draw:layer="layout" svg:width="22.86cm" svg:height="15.14cm" svg:x="1.27cm" svg:y="3.402cm" presentation:class="outline" presentation:user-transformed="true">
          <draw:text-box>
            <text:list text:style-name="L4">
              <text:list-item>
                <text:p><text:span text:style-name="T6">Short-time Fourier transform</text:span></text:p>
                <text:list>
                  <text:list-item>
                    <text:p><text:span text:style-name="T9">Filtering; morphing</text:span></text:p>
                  </text:list-item>
                </text:list>
              </text:list-item>
              <text:list-item>
                <text:p><text:span text:style-name="T6">Sinusoidal plus residual model</text:span></text:p>
                <text:list>
                  <text:list-item>
                    <text:p><text:span text:style-name="T9">Frequency scaling</text:span></text:p>
                  </text:list-item>
                </text:list>
              </text:list-item>
              <text:list-item>
                <text:p><text:span text:style-name="T6">Harmonic plus residual model</text:span></text:p>
                <text:list>
                  <text:list-item>
                    <text:p><text:span text:style-name="T9">Pitch transposition; morphing</text:span></text:p>
                  </text:list-item>
                </text:list>
              </text:list-item>
              <text:list-item>
                <text:p><text:span text:style-name="T6">Harmonic plus stochastic model</text:span></text:p>
                <text:list>
                  <text:list-item>
                    <text:p><text:span text:style-name="T9">Time stretching; expressive transformations</text:span></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364cm" svg:x="2.1cm" svg:y="14.107cm" presentation:class="notes">
            <draw:text-box>
              <text:p text:style-name="P6"><text:span text:style-name="T4">As I mentioned, in this course we focus on two types of applications. One is sound transformations.</text:span></text:p>
              <text:p text:style-name="P6"><text:span text:style-name="T4"/></text:p>
              <text:p text:style-name="P6"><text:span text:style-name="T4">We will go over each of the models we have presented and show types of transformations that are possible with them.</text:span></text:p>
              <text:p text:style-name="P6"><text:span text:style-name="T4"/></text:p>
            </draw:text-box>
          </draw:frame>
        </presentation:notes>
      </draw:page>
      <draw:page draw:name="page11"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10.</text:span><text:span text:style-name="T8"><text:tab/></text:span><text:span text:style-name="T8">Sound/music description</text:span></text:p>
          </draw:text-box>
        </draw:frame>
        <draw:frame draw:name="Content Placeholder 2" presentation:style-name="pr3" draw:text-style-name="P7" draw:layer="layout" svg:width="23.368cm" svg:height="15.394cm" svg:x="1.27cm" svg:y="3.402cm" presentation:class="outline" presentation:user-transformed="true">
          <draw:text-box>
            <text:list text:style-name="L4">
              <text:list-item>
                <text:p><text:span text:style-name="T6">Sinusoidal plus residual model features</text:span></text:p>
              </text:list-item>
              <text:list-item>
                <text:p><text:span text:style-name="T6">Other spectral-based features</text:span></text:p>
              </text:list-item>
              <text:list-item>
                <text:p><text:span text:style-name="T6">Features for sound description</text:span></text:p>
              </text:list-item>
              <text:list-item>
                <text:p><text:span text:style-name="T6">Features for music description</text:span></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user-transformed="true">
            <draw:text-box>
              <text:p text:style-name="P6"><text:span text:style-name="T4">The second major application we will cover is sound description.</text:span></text:p>
              <text:p text:style-name="P6"><text:span text:style-name="T4"/></text:p>
              <text:p text:style-name="P6"><text:span text:style-name="T4">With what we have presented we can extract features of a sound in a way that are relevant to describe it.</text:span></text:p>
              <text:p text:style-name="P6"><text:span text:style-name="T4"/></text:p>
              <text:p text:style-name="P6"><text:span text:style-name="T4"/></text:p>
            </draw:text-box>
          </draw:frame>
        </presentation:notes>
      </draw:page>
      <draw:page draw:name="page12"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11.</text:span><text:span text:style-name="T8"><text:tab/></text:span><text:span text:style-name="T8">Conclussions</text:span></text:p>
          </draw:text-box>
        </draw:frame>
        <draw:frame draw:name="Content Placeholder 2" presentation:style-name="pr3" draw:text-style-name="P7" draw:layer="layout" svg:width="23.368cm" svg:height="15.394cm" svg:x="1.27cm" svg:y="3.402cm" presentation:class="outline" presentation:user-transformed="true">
          <draw:text-box>
            <text:list text:style-name="L4">
              <text:list-item>
                <text:p><text:span text:style-name="T6">Review of sound models</text:span></text:p>
              </text:list-item>
              <text:list-item>
                <text:p><text:span text:style-name="T6">Other Fourier-based sound models</text:span></text:p>
              </text:list-item>
              <text:list-item>
                <text:p><text:span text:style-name="T6">Non Fourier-based sound models</text:span></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 text:style-name="P6"><text:span text:style-name="T4">In the last theory lecture we will review all the models and outline related topics that we have not been able to cover in class. We will present other fourier based sounds models and we will also present other models that are not fourier-based.</text:span></text:p>
              <text:p text:style-name="P6"><text:span text:style-name="T4"/></text:p>
            </draw:text-box>
          </draw:frame>
        </presentation:notes>
      </draw:page>
      <draw:page draw:name="page13" draw:style-name="dp3" draw:master-page-name="UPF-master" presentation:presentation-page-layout-name="AL3T1">
        <draw:frame presentation:style-name="pr4" draw:layer="layout" svg:width="22.859cm" svg:height="3.18cm" svg:x="1.27cm" svg:y="0.759cm" presentation:class="title">
          <draw:text-box>
            <text:p><text:span text:style-name="T5">References and credits</text:span></text:p>
          </draw:text-box>
        </draw:frame>
        <draw:frame presentation:style-name="pr5" draw:text-style-name="P8" draw:layer="layout" svg:width="22.859cm" svg:height="11.049cm" svg:x="1.27cm" svg:y="4.457cm" presentation:class="outline" presentation:user-transformed="true">
          <draw:text-box>
            <text:list text:style-name="L4">
              <text:list-item>
                <text:p><text:span text:style-name="T10">All slides and code produced for this course ar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draw:text-box>
              <text:p text:style-name="P6"><text:span text:style-name="T4">In every lecture we will have this slide</text:span></text:p>
            </draw:text-box>
          </draw:frame>
        </presentation:notes>
      </draw:page>
      <draw:page draw:name="page14" draw:style-name="dp1" draw:master-page-name="UPF-master" presentation:presentation-page-layout-name="AL1T32">
        <draw:frame draw:name="Rectangle 1" presentation:style-name="pr1" draw:text-style-name="P2" draw:layer="layout" svg:width="22.606cm" svg:height="5.864cm" svg:x="1.27cm" svg:y="4.55cm" presentation:class="title" presentation:user-transformed="true">
          <draw:text-box>
            <text:p text:style-name="P1"><text:span text:style-name="T1">Audio Signal Processing for Music Applications: </text:span><text:span text:style-name="T1"><text:line-break/></text:span><text:span text:style-name="T1">Course Outline</text:span></text:p>
          </draw:text-box>
        </draw:frame>
        <draw:custom-shape draw:name="Text Box 2" draw:style-name="gr3" draw:text-style-name="P11" draw:layer="Layout" svg:width="15.451cm" svg:height="3.968cm" svg:x="5.715cm" svg:y="12.7cm">
          <text:p text:style-name="P9"><text:span text:style-name="T2">Xavier Serra</text:span></text:p>
          <text:p text:style-name="P10"><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2" draw:text-style-name="P6" draw:layer="layout" svg:width="16.799cm" svg:height="13.364cm" svg:x="2.1cm" svg:y="14.107cm" presentation:class="notes" presentation:user-transformed="true">
            <draw:text-box>
              <text:p text:style-name="P6"><text:span text:style-name="T4">This is all for this lecture. We have done a very quick outline of the course, going over the theory topics that we will cover. <text:s/>From now on we really start....</text:span></text:p>
              <text:p text:style-name="P6"><text:span text:style-name="T4"/></text:p>
              <text:p text:style-name="P6"><text:span text:style-name="T4"/></text:p>
              <text:p text:style-name="P6"><text:span text:style-name="T4">Thanks for your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_7e_LT_7e_Gliederung_20_1" style:display-name="Diseño personalizado~LT~Gliederung 1" style:family="graphic">
      <style:paragraph-properties fo:margin-top="0cm" fo:margin-bottom="0.88cm" fo:line-height="113%" fo:text-align="start" style:text-autospace="none"/>
      <style:text-properties fo:color="#2a353a" style:text-outline="false" style:text-line-through-styl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Gliederung_20_2" style:display-name="Diseño personalizado~LT~Gliederung 2" style:family="graphic">
      <style:paragraph-properties fo:margin-top="0cm" fo:margin-bottom="0.706cm" fo:line-height="113%" fo:text-align="start" style:text-autospace="none"/>
      <style:text-properties fo:color="#2a353a" style:text-outline="false" style:text-line-through-styl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Diseño_20_personalizado_7e_LT_7e_Gliederung_20_3" style:display-name="Diseño personalizado~LT~Gliederung 3" style:family="graphic">
      <style:paragraph-properties fo:margin-top="0cm" fo:margin-bottom="0.529cm" fo:line-height="113%" fo:text-align="start" style:text-autospace="none"/>
      <style:text-properties fo:color="#2a353a" style:text-outline="false" style:text-line-through-styl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Diseño_20_personalizado_7e_LT_7e_Gliederung_20_4" style:display-name="Diseño personalizado~LT~Gliederung 4" style:family="graphic">
      <style:paragraph-properties fo:margin-top="0cm" fo:margin-bottom="0.351cm" fo:line-height="113%" fo:text-align="start" style:text-autospace="none"/>
      <style:text-properties fo:color="#2a353a" style:text-outline="false" style:text-line-through-styl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Diseño_20_personalizado_7e_LT_7e_Gliederung_20_5" style:display-name="Diseño personalizado~LT~Gliederung 5" style:family="graphic">
      <style:paragraph-properties fo:margin-top="0cm" fo:margin-bottom="0.178cm" fo:line-height="113%" fo:text-align="start" style:text-autospace="none"/>
      <style:text-properties fo:color="#2a353a" style:text-outline="false" style:text-line-through-styl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6" style:display-name="Diseño personalizado~LT~Gliederung 6" style:family="graphic">
      <style:paragraph-properties fo:margin-top="0cm" fo:margin-bottom="0.178cm" fo:line-height="113%" fo:text-align="start" style:text-autospace="none"/>
      <style:text-properties fo:color="#2a353a" style:text-outline="false" style:text-line-through-styl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7" style:display-name="Diseño personalizado~LT~Gliederung 7" style:family="graphic">
      <style:paragraph-properties fo:margin-top="0cm" fo:margin-bottom="0.178cm" fo:line-height="113%" fo:text-align="start" style:text-autospace="none"/>
      <style:text-properties fo:color="#2a353a" style:text-outline="false" style:text-line-through-styl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8" style:display-name="Diseño personalizado~LT~Gliederung 8" style:family="graphic">
      <style:paragraph-properties fo:margin-top="0cm" fo:margin-bottom="0.178cm" fo:line-height="113%" fo:text-align="start" style:text-autospace="none"/>
      <style:text-properties fo:color="#2a353a" style:text-outline="false" style:text-line-through-styl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9" style:display-name="Diseño personalizado~LT~Gliederung 9" style:family="graphic">
      <style:paragraph-properties fo:margin-top="0cm" fo:margin-bottom="0.178cm" fo:line-height="113%" fo:text-align="start" style:text-autospace="none"/>
      <style:text-properties fo:color="#2a353a" style:text-outline="false" style:text-line-through-styl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Titel" style:display-name="Diseño personalizado~LT~Titel" style:family="graphic">
      <style:paragraph-properties fo:line-height="92%" fo:text-align="start" style:text-autospace="none"/>
      <style:text-properties fo:color="#ffffff" style:text-outline="false" style:text-line-through-styl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Untertitel" style:display-name="Diseño personalizado~LT~Untertitel" style:family="graphic">
      <style:paragraph-properties fo:margin-left="0cm" fo:margin-right="0cm" fo:text-align="center" fo:text-indent="0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iseño_20_personalizado_7e_LT_7e_Notizen" style:display-name="Diseño personalizado~LT~Notizen" style:family="graphic">
      <style:paragraph-properties fo:margin-left="1.058cm" fo:margin-right="0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iseño_20_personalizado_7e_LT_7e_Hintergrundobjekte" style:display-name="Diseño personalizado~LT~Hintergrundobjekte" style:family="graphic">
      <style:paragraph-properties style:text-autospace="none"/>
      <style:text-properties style:letter-kerning="true"/>
    </style:style>
    <style:style style:name="Diseño_20_personalizado_7e_LT_7e_Hintergrund" style:display-name="Diseño personalizad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fo:line-height="113%" fo:text-align="start" style:text-autospace="none"/>
      <style:text-properties fo:color="#2a353a" style:text-outline="false" style:text-line-through-styl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fo:line-height="113%" fo:text-align="start" style:text-autospace="none"/>
      <style:text-properties fo:color="#2a353a" style:text-outline="false" style:text-line-through-styl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fo:line-height="113%" fo:text-align="start" style:text-autospace="none"/>
      <style:text-properties fo:color="#2a353a" style:text-outline="false" style:text-line-through-styl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fo:line-height="113%" fo:text-align="start" style:text-autospace="none"/>
      <style:text-properties fo:color="#2a353a" style:text-outline="false" style:text-line-through-styl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fo:line-height="113%" fo:text-align="start" style:text-autospace="none"/>
      <style:text-properties fo:color="#2a353a" style:text-outline="false" style:text-line-through-styl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fo:line-height="113%" fo:text-align="start" style:text-autospace="none"/>
      <style:text-properties fo:color="#2a353a" style:text-outline="false" style:text-line-through-styl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fo:line-height="113%" fo:text-align="start" style:text-autospace="none"/>
      <style:text-properties fo:color="#2a353a" style:text-outline="false" style:text-line-through-styl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fo:line-height="113%" fo:text-align="start" style:text-autospace="none"/>
      <style:text-properties fo:color="#2a353a" style:text-outline="false" style:text-line-through-styl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fo:line-height="113%" fo:text-align="start" style:text-autospace="none"/>
      <style:text-properties fo:color="#2a353a" style:text-outline="false" style:text-line-through-styl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2%" fo:text-align="start" style:text-autospace="none"/>
      <style:text-properties fo:color="#ffffff" style:text-outline="false" style:text-line-through-styl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fo:line-height="113%" fo:text-align="start" style:text-autospace="none"/>
      <style:text-properties fo:color="#2a353a" style:text-outline="false" style:text-line-through-styl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fo:line-height="113%" fo:text-align="start" style:text-autospace="none"/>
      <style:text-properties fo:color="#2a353a" style:text-outline="false" style:text-line-through-styl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fo:line-height="113%" fo:text-align="start" style:text-autospace="none"/>
      <style:text-properties fo:color="#2a353a" style:text-outline="false" style:text-line-through-styl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fo:line-height="113%" fo:text-align="start" style:text-autospace="none"/>
      <style:text-properties fo:color="#2a353a" style:text-outline="false" style:text-line-through-styl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fo:line-height="113%" fo:text-align="start" style:text-autospace="none"/>
      <style:text-properties fo:color="#2a353a" style:text-outline="false" style:text-line-through-styl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fo:line-height="113%" fo:text-align="start" style:text-autospace="none"/>
      <style:text-properties fo:color="#2a353a" style:text-outline="false" style:text-line-through-styl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fo:line-height="113%" fo:text-align="start" style:text-autospace="none"/>
      <style:text-properties fo:color="#2a353a" style:text-outline="false" style:text-line-through-styl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fo:line-height="113%" fo:text-align="start" style:text-autospace="none"/>
      <style:text-properties fo:color="#2a353a" style:text-outline="false" style:text-line-through-styl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fo:line-height="113%" fo:text-align="start" style:text-autospace="none"/>
      <style:text-properties fo:color="#2a353a" style:text-outline="false" style:text-line-through-styl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2%" fo:text-align="start" style:text-autospace="none"/>
      <style:text-properties fo:color="#ffffff" style:text-outline="false" style:text-line-through-styl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fo:line-height="113%" fo:text-align="start" style:text-autospace="none"/>
      <style:text-properties fo:color="#2a353a" style:text-outline="false" style:text-line-through-styl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fo:line-height="113%" fo:text-align="start" style:text-autospace="none"/>
      <style:text-properties fo:color="#2a353a" style:text-outline="false" style:text-line-through-styl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fo:line-height="113%" fo:text-align="start" style:text-autospace="none"/>
      <style:text-properties fo:color="#2a353a" style:text-outline="false" style:text-line-through-styl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fo:line-height="113%" fo:text-align="start" style:text-autospace="none"/>
      <style:text-properties fo:color="#2a353a" style:text-outline="false" style:text-line-through-styl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fo:line-height="113%" fo:text-align="start" style:text-autospace="none"/>
      <style:text-properties fo:color="#2a353a" style:text-outline="false" style:text-line-through-styl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fo:line-height="113%" fo:text-align="start" style:text-autospace="none"/>
      <style:text-properties fo:color="#2a353a" style:text-outline="false" style:text-line-through-styl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fo:line-height="113%" fo:text-align="start" style:text-autospace="none"/>
      <style:text-properties fo:color="#2a353a" style:text-outline="false" style:text-line-through-styl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fo:line-height="113%" fo:text-align="start" style:text-autospace="none"/>
      <style:text-properties fo:color="#2a353a" style:text-outline="false" style:text-line-through-styl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fo:line-height="113%" fo:text-align="start" style:text-autospace="none"/>
      <style:text-properties fo:color="#2a353a" style:text-outline="false" style:text-line-through-styl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2%" fo:text-align="start" style:text-autospace="none"/>
      <style:text-properties fo:color="#ffffff" style:text-outline="false" style:text-line-through-styl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Default_7e_LT_7e_Gliederung_20_1" style:display-name="Default~LT~Gliederung 1" style:family="graphic">
      <style:paragraph-properties fo:margin-top="0cm" fo:margin-bottom="0.88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0.706cm" style:text-autospace="none"/>
      <style:text-properties style:use-window-font-color="true" style:text-outline="false" style:text-line-through-styl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529cm" style:text-autospace="none"/>
      <style:text-properties style:use-window-font-color="true" style:text-outline="false" style:text-line-through-styl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351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178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178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178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178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178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058cm" fo:margin-right="0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2"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Xavier-background" style:family="presentation">
      <style:graphic-properties draw:stroke="none" draw:fill="none"/>
      <style:text-properties style:letter-kerning="true"/>
    </style:style>
    <style:style style:name="Xavier-backgroundobjects" style:family="presentation">
      <style:graphic-properties draw:textarea-horizontal-align="justify" draw:shadow="hidden" draw:shadow-offset-x="0.2cm" draw:shadow-offset-y="0.2cm" draw:shadow-color="#808080"/>
      <style:text-properties style:letter-kerning="true"/>
    </style:style>
    <style:style style:name="Xavier-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Xavier-outline1" style:family="presentation">
      <style:graphic-properties draw:stroke="none" draw:fill="none" draw:auto-grow-height="false" draw:fit-to-size="shrink-to-fit">
        <text:list-style style:name="Xavi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font-name="Arial" fo:font-family="Arial" style:font-family-generic="roman" style:font-pitch="variable" fo:font-size="28pt" fo:font-style="normal" fo:text-shadow="none" style:text-underline-style="none" fo:font-weight="normal" style:letter-kerning="true" style:font-name-asian="SimSun" style:font-family-asian="SimSun" style:font-family-generic-asian="system" style:font-pitch-asian="variable" style:font-size-asian="28pt" style:font-style-asian="normal" style:font-weight-asian="normal" style:font-name-complex="Lucida Sans2"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Xavier-outline2" style:family="presentation" style:parent-style-name="Xavier-outline1">
      <style:paragraph-properties fo:margin-top="0cm" fo:margin-bottom="0.4cm"/>
      <style:text-properties fo:font-size="28pt" style:font-size-asian="28pt" style:font-size-complex="28pt"/>
    </style:style>
    <style:style style:name="Xavier-outline3" style:family="presentation" style:parent-style-name="Xavier-outline2">
      <style:paragraph-properties fo:margin-top="0cm" fo:margin-bottom="0.3cm"/>
      <style:text-properties fo:font-size="24pt" style:font-size-asian="24pt" style:font-size-complex="24pt"/>
    </style:style>
    <style:style style:name="Xavier-outline4" style:family="presentation" style:parent-style-name="Xavier-outline3">
      <style:paragraph-properties fo:margin-top="0cm" fo:margin-bottom="0.2cm"/>
      <style:text-properties fo:font-size="20pt" style:font-size-asian="20pt" style:font-size-complex="20pt"/>
    </style:style>
    <style:style style:name="Xavier-outline5" style:family="presentation" style:parent-style-name="Xavier-outline4">
      <style:paragraph-properties fo:margin-top="0cm" fo:margin-bottom="0.1cm"/>
      <style:text-properties fo:font-size="20pt" style:font-size-asian="20pt" style:font-size-complex="20pt"/>
    </style:style>
    <style:style style:name="Xavier-outline6" style:family="presentation" style:parent-style-name="Xavier-outline5">
      <style:paragraph-properties fo:margin-top="0cm" fo:margin-bottom="0.1cm"/>
      <style:text-properties fo:font-size="20pt" style:font-size-asian="20pt" style:font-size-complex="20pt"/>
    </style:style>
    <style:style style:name="Xavier-outline7" style:family="presentation" style:parent-style-name="Xavier-outline6">
      <style:paragraph-properties fo:margin-top="0cm" fo:margin-bottom="0.1cm"/>
      <style:text-properties fo:font-size="20pt" style:font-size-asian="20pt" style:font-size-complex="20pt"/>
    </style:style>
    <style:style style:name="Xavier-outline8" style:family="presentation" style:parent-style-name="Xavier-outline7">
      <style:paragraph-properties fo:margin-top="0cm" fo:margin-bottom="0.1cm"/>
      <style:text-properties fo:font-size="20pt" style:font-size-asian="20pt" style:font-size-complex="20pt"/>
    </style:style>
    <style:style style:name="Xavier-outline9" style:family="presentation" style:parent-style-name="Xavier-outline8">
      <style:paragraph-properties fo:margin-top="0cm" fo:margin-bottom="0.1cm"/>
      <style:text-properties fo:font-size="20pt" style:font-size-asian="20pt" style:font-size-complex="20pt"/>
    </style:style>
    <style:style style:name="Xavier-subtitle" style:family="presentation">
      <style:graphic-properties draw:stroke="none" draw:fill="none" draw:textarea-vertical-align="middle">
        <text:list-style style:name="Xavi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avier-title" style:family="presentation">
      <style:graphic-properties draw:stroke="none" draw:fill="none" draw:textarea-vertical-align="middle">
        <text:list-style style:name="Xavi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8pt" fo:font-style="normal" fo:text-shadow="none" style:text-underline-style="none" fo:font-weight="normal" style:letter-kerning="true" style:font-name-asian="SimSun" style:font-family-asian="SimSun" style:font-family-generic-asian="system" style:font-pitch-asian="variable" style:font-size-asian="48pt" style:font-style-asian="normal" style:font-weight-asian="normal" style:font-name-complex="Lucida Sans2" style:font-family-complex="'Lucida Sans'" style:font-family-generic-complex="system"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r4" style:family="presentation" style:parent-style-name="Xavier-backgroundobjects">
      <style:graphic-properties draw:stroke="none" draw:fill="none" draw:fill-color="#ffffff" draw:auto-grow-height="false" fo:min-height="1.314cm"/>
    </style:style>
    <style:style style:name="Mpr5" style:family="presentation" style:parent-style-name="Xavier-backgroundobjects">
      <style:graphic-properties draw:stroke="none" draw:fill="none" draw:fill-color="#ffffff" draw:auto-grow-height="false" fo:min-height="1.485cm"/>
    </style:style>
    <style:style style:name="Mpr6" style:family="presentation" style:parent-style-name="Xavi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Xavier" style:page-layout-name="PM1" draw:style-name="Mdp1">
      <draw:frame presentation:style-name="Xavier-title" draw:layer="backgroundobjects" svg:width="22.859cm" svg:height="7.368cm" svg:x="1.27cm" svg:y="3.16cm" presentation:class="title" presentation:placeholder="true">
        <draw:text-box/>
      </draw:frame>
      <draw:frame presentation:style-name="Xavier-outline1" draw:layer="backgroundobjects" svg:width="17.272cm" svg:height="5.091cm" svg:x="4.826cm" svg:y="11.414cm" presentation:class="outline" presentation:placeholder="true">
        <draw:text-box/>
      </draw:frame>
      <draw:frame presentation:style-name="Mpr4" draw:text-style-name="MP1" draw:layer="backgroundobjects" svg:width="5.917cm" svg:height="1.313cm" svg:x="1.27cm" svg:y="17.354cm" presentation:class="date-time">
        <draw:text-box>
          <text:p text:style-name="MP1"><text:span text:style-name="MT2"><presentation:date-time/></text:span></text:p>
        </draw:text-box>
      </draw:frame>
      <draw:frame presentation:style-name="Mpr4" draw:text-style-name="MP3" draw:layer="backgroundobjects" svg:width="8.05cm" svg:height="1.313cm" svg:x="8.686cm" svg:y="17.354cm" presentation:class="footer">
        <draw:text-box>
          <text:p text:style-name="MP3"><text:span text:style-name="MT1"><presentation:footer/></text:span></text:p>
        </draw:text-box>
      </draw:frame>
      <draw:frame presentation:style-name="Mpr4"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0">
        <draw:page-thumbnail presentation:style-name="Xavier-title" draw:layer="backgroundobjects" svg:width="14.848cm" svg:height="11.136cm" svg:x="3.075cm" svg:y="2.257cm" presentation:class="page"/>
        <draw:frame presentation:style-name="Xavi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3-06T16:13:12.164107000</dc:date>
    <dc:creator>xavier serra</dc:creator>
    <meta:generator>LibreOffice/4.1.5.3$MacOSX_x86 LibreOffice_project/1c1366bba2ba2b554cd2ca4d87c06da81c05d24</meta:generator>
    <meta:editing-duration>P1DT9H38M8S</meta:editing-duration>
    <meta:editing-cycles>38</meta:editing-cycles>
    <meta:document-statistic meta:object-count="87"/>
  </office:meta>
</office:document-meta>
</file>